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Bahnschrift" svg:font-family="Bahnschrif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style:page-number="auto" fo:break-before="page"/>
      <style:text-properties style:font-name="Bahnschrift" fo:font-weight="bold" style:font-weight-asian="bold" style:font-weight-complex="bold"/>
    </style:style>
    <style:style style:name="P2" style:family="paragraph" style:parent-style-name="Normal">
      <style:text-properties style:font-name="Bahnschrift"/>
    </style:style>
    <style:style style:name="P3" style:family="paragraph" style:parent-style-name="Normal">
      <style:text-properties style:font-name="Bahnschrift" fo:font-weight="bold" style:font-weight-asian="bold" style:font-weight-complex="bold"/>
    </style:style>
    <style:style style:name="P4" style:family="paragraph" style:parent-style-name="Normal" style:list-style-name="L1"/>
    <style:style style:name="P5" style:family="paragraph" style:parent-style-name="Normal" style:list-style-name="L2"/>
    <style:style style:name="P6" style:family="paragraph" style:parent-style-name="Normal" style:list-style-name="L2">
      <style:text-properties style:font-name="Bahnschrift"/>
    </style:style>
    <style:style style:name="P7" style:family="paragraph" style:parent-style-name="Normal" style:list-style-name="L3"/>
    <style:style style:name="P8" style:family="paragraph" style:parent-style-name="Normal" style:list-style-name="L3">
      <style:text-properties style:font-name="Bahnschrift"/>
    </style:style>
    <style:style style:name="P9" style:family="paragraph" style:parent-style-name="Normal" style:list-style-name="L4"/>
    <style:style style:name="P10" style:family="paragraph" style:parent-style-name="Normal" style:list-style-name="L4">
      <style:text-properties style:font-name="Bahnschrift"/>
    </style:style>
    <style:style style:name="P11" style:family="paragraph" style:parent-style-name="Normal" style:list-style-name="L5"/>
    <style:style style:name="P12" style:family="paragraph" style:parent-style-name="Normal" style:list-style-name="L5">
      <style:text-properties style:font-name="Bahnschrift"/>
    </style:style>
    <style:style style:name="T1" style:family="text">
      <style:text-properties style:font-name="Bahnschrift" fo:font-weight="bold" style:font-weight-asian="bold" style:font-weight-complex="bold"/>
    </style:style>
    <style:style style:name="T2" style:family="text">
      <style:text-properties style:font-name="Bahnschrift"/>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énario :</text:p>
      <text:p text:style-name="Normal"><text:span text:style-name="Police_20_par_20_défaut"><text:span text:style-name="T1">Contexte</text:span></text:span><text:span text:style-name="T2"> : L'office de tourisme "Voyages &amp; Découvertes" souhaite renforcer la collecte et l'utilisation des données personnelles pour améliorer ses services et son marketing. Cependant, il doit s'assurer d'être en conformité avec le RGPD. Chaque équipe est en charge d'une partie spécifique de la stratégie de données, et des choix qu'ils feront auront un impact sur l’office.</text:span></text:p>
      <text:p text:style-name="P2"/>
      <text:p text:style-name="P3">Rôles par équipe :</text:p>
      <text:p text:style-name="P2">Chaque équipe est composée de :</text:p>
      <text:list text:style-name="L1">
        <text:list-item>
          <text:p text:style-name="P4"><text:span text:style-name="Police_20_par_20_défaut"><text:span text:style-name="T1">Responsable marketing</text:span></text:span><text:span text:style-name="T2"> : En charge des campagnes de communication qui utilisent les données collectées (emails, newsletters).</text:span></text:p>
        </text:list-item>
        <text:list-item>
          <text:p text:style-name="P4"><text:span text:style-name="Police_20_par_20_défaut"><text:span text:style-name="T1">DPO (Délégué à la Protection des Données)</text:span></text:span><text:span text:style-name="T2"> : Responsable de la conformité avec le RGPD.</text:span></text:p>
        </text:list-item>
        <text:list-item>
          <text:p text:style-name="P4"><text:span text:style-name="Police_20_par_20_défaut"><text:span text:style-name="T1">Responsable des services touristiques</text:span></text:span><text:span text:style-name="T2"> : Utilise les données pour personnaliser les offres touristiques.</text:span></text:p>
        </text:list-item>
        <text:list-item>
          <text:p text:style-name="P4"><text:span text:style-name="Police_20_par_20_défaut"><text:span text:style-name="T1">Responsable technique (IT)</text:span></text:span><text:span text:style-name="T2"> : Gère les outils et la sécurité informatique des données collectées.</text:span></text:p>
        </text:list-item>
      </text:list>
      <text:p text:style-name="P2"/>
      <text:p text:style-name="P3">Phases du jeu :</text:p>
      <text:p text:style-name="P3">1. Phase 1 : La collecte de données</text:p>
      <text:list text:style-name="L2">
        <text:list-item>
          <text:p text:style-name="P5"><text:span text:style-name="Police_20_par_20_défaut"><text:span text:style-name="T1">Scénario</text:span></text:span><text:span text:style-name="T2"> : L’office de tourisme souhaite lancer une nouvelle newsletter et un programme de fidélité. Ils veulent collecter des données telles que le nom, l’email, la date de naissance, et les préférences touristiques.</text:span></text:p>
        </text:list-item>
        <text:list-item>
          <text:p text:style-name="P5"><text:span text:style-name="Police_20_par_20_défaut"><text:span text:style-name="T1">Tâche</text:span></text:span><text:span text:style-name="T2"> : Chaque équipe doit définir :</text:span></text:p>
          <text:list>
            <text:list-item>
              <text:p text:style-name="P6">Quels types de données peuvent être collectés légalement.</text:p>
            </text:list-item>
            <text:list-item>
              <text:p text:style-name="P6">Comment obtenir le consentement des utilisateurs (opt-in, opt-out, informations claires).</text:p>
            </text:list-item>
            <text:list-item>
              <text:p text:style-name="P6">Les mesures à mettre en place pour informer les utilisateurs sur leurs droits.</text:p>
            </text:list-item>
          </text:list>
        </text:list-item>
      </text:list>
      <text:p text:style-name="Normal"><text:span text:style-name="Police_20_par_20_défaut"><text:span text:style-name="T1">Décision</text:span></text:span><text:span text:style-name="T2"> : Chaque équipe présente sa stratégie de collecte de données et explique comment elle respecte le RGPD.</text:span></text:p>
      <text:p text:style-name="P2"/>
      <text:p text:style-name="P3">2. Phase 2 : Gestion et stockage des données</text:p>
      <text:list text:style-name="L3">
        <text:list-item>
          <text:p text:style-name="P7"><text:span text:style-name="Police_20_par_20_défaut"><text:span text:style-name="T1">Scénario</text:span></text:span><text:span text:style-name="T2"> : Après la collecte, les données doivent être stockées dans la base de données de l’office de tourisme. L'équipe doit définir comment les données seront stockées et protégées.</text:span></text:p>
        </text:list-item>
        <text:list-item>
          <text:p text:style-name="P7"><text:span text:style-name="Police_20_par_20_défaut"><text:span text:style-name="T1">Tâche</text:span></text:span><text:span text:style-name="T2"> :</text:span></text:p>
          <text:list>
            <text:list-item>
              <text:p text:style-name="P8"><text:soft-page-break/>Proposer des mesures pour garantir la sécurité des données (cryptage, accès restreint).</text:p>
            </text:list-item>
            <text:list-item>
              <text:p text:style-name="P8">Gérer le cycle de vie des données : durée de conservation, anonymisation, suppression.</text:p>
            </text:list-item>
            <text:list-item>
              <text:p text:style-name="P8">Anticiper les risques de violation de données et prévoir un plan d’action en cas de fuite.</text:p>
            </text:list-item>
          </text:list>
        </text:list-item>
      </text:list>
      <text:p text:style-name="Normal"><text:span text:style-name="Police_20_par_20_défaut"><text:span text:style-name="T1">Décision</text:span></text:span><text:span text:style-name="T2"> : Chaque équipe doit expliquer son plan de gestion et de sécurité des données.</text:span></text:p>
      <text:p text:style-name="P2"/>
      <text:p text:style-name="P3">3. Phase 3 : Droits des utilisateurs</text:p>
      <text:list text:style-name="L4">
        <text:list-item>
          <text:p text:style-name="P9"><text:span text:style-name="Police_20_par_20_défaut"><text:span text:style-name="T1">Scénario</text:span></text:span><text:span text:style-name="T2"> : Un client demande à l’office de tourisme d’accéder à ses données personnelles, et un autre veut exercer son droit à l’effacement. L’office doit répondre dans les délais imposés par le RGPD.</text:span></text:p>
        </text:list-item>
        <text:list-item>
          <text:p text:style-name="P9"><text:span text:style-name="Police_20_par_20_défaut"><text:span text:style-name="T1">Tâche</text:span></text:span><text:span text:style-name="T2"> :</text:span></text:p>
          <text:list>
            <text:list-item>
              <text:p text:style-name="P10">Comment traiter une demande d’accès aux données (identification de l’utilisateur, délai de réponse, forme de communication).</text:p>
            </text:list-item>
            <text:list-item>
              <text:p text:style-name="P10">Mettre en place un processus pour le droit à l’oubli.</text:p>
            </text:list-item>
            <text:list-item>
              <text:p text:style-name="P10">Planifier les autres droits : rectification des données, opposition à leur traitement.</text:p>
            </text:list-item>
          </text:list>
        </text:list-item>
      </text:list>
      <text:p text:style-name="Normal"><text:span text:style-name="Police_20_par_20_défaut"><text:span text:style-name="T1">Décision</text:span></text:span><text:span text:style-name="T2"> : Chaque équipe décrit le processus qu'elle met en place pour répondre à ces droits tout en respectant les délais.</text:span></text:p>
      <text:p text:style-name="P2"/>
      <text:p text:style-name="P3">4. Phase 4 : Violation de données</text:p>
      <text:list text:style-name="L5">
        <text:list-item>
          <text:p text:style-name="P11"><text:span text:style-name="Police_20_par_20_défaut"><text:span text:style-name="T1">Scénario</text:span></text:span><text:span text:style-name="T2"> : Une violation de données a eu lieu ! Une liste d’emails clients a été piratée et mise en ligne. L'office de tourisme doit réagir rapidement.</text:span></text:p>
        </text:list-item>
        <text:list-item>
          <text:p text:style-name="P11"><text:span text:style-name="Police_20_par_20_défaut"><text:span text:style-name="T1">Tâche</text:span></text:span><text:span text:style-name="T2"> :</text:span></text:p>
          <text:list>
            <text:list-item>
              <text:p text:style-name="P12">Décrire les actions immédiates à prendre (notification à l’autorité compétente et aux clients concernés).</text:p>
            </text:list-item>
            <text:list-item>
              <text:p text:style-name="P12">Mettre en œuvre des actions correctives pour éviter que cela ne se reproduise.</text:p>
            </text:list-item>
            <text:list-item>
              <text:p text:style-name="P12">Proposer des solutions pour communiquer avec les clients tout en évitant une crise de confiance.</text:p>
            </text:list-item>
          </text:list>
        </text:list-item>
      </text:list>
      <text:p text:style-name="Normal"><text:span text:style-name="Police_20_par_20_défaut"><text:span text:style-name="T1">Décision</text:span></text:span><text:span text:style-name="T2"> : Chaque équipe propose un plan d’action détaillé et sa stratégie de communication en cas de violation de données.</text:span></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Bahnschrift" svg:font-family="Bahnschrif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fr" fo:country="FR" fo:font-style="normal" style:text-underline-style="none" fo:font-weight="normal" style:letter-kerning="fals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fr" fo:country="FR" fo:font-style="normal" style:text-underline-style="none" fo:font-weight="normal" style:letter-kerning="fals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tion"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olice_20_par_20_défaut" style:display-name="Police par défaut" style:family="text"/>
    <style:style style:name="Titre_20_1_20_Car" style:display-name="Titre 1 Car" style:family="text" style:parent-style-name="Police_20_par_20_défau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0f4761" loext:opacity="100%" fo:font-style="italic" style:font-style-asian="italic" style:font-style-complex="italic"/>
    </style:style>
    <style:style style:name="Citation_20_intense_20_Car" style:display-name="Citation intense Car" style:family="text" style:parent-style-name="Police_20_par_20_défaut">
      <style:text-properties fo:color="#0f4761"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0f4761" loext:opacity="100%"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
    <dc:description/>
    <dc:subject/>
    <meta:initial-creator>Gauthier Hellin</meta:initial-creator>
    <meta:creation-date>2024-09-24T09:27:00Z</meta:creation-date>
    <dc:date>2024-11-12T15:46:59.196000000</dc:date>
    <meta:editing-cycles>2</meta:editing-cycles>
    <meta:editing-duration>PT14S</meta:editing-duration>
    <meta:document-statistic meta:table-count="0" meta:image-count="0" meta:object-count="0" meta:page-count="2" meta:paragraph-count="37" meta:word-count="547" meta:character-count="3318" meta:non-whitespace-character-count="2832"/>
    <meta:template xlink:type="simple" xlink:actuate="onRequest" xlink:title="" xlink:href="Normal.dotm"/>
  </office:meta>
</office:document-meta>
</file>